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ab-stops>
          <style:tab-stop style:type="left" style:position="3.0013in"/>
        </style:tab-stops>
      </style:paragraph-properties>
    </style:style>
    <style:style style:name="T2" style:parent-style-name="Fuentedepárrafopredeter." style:family="text">
      <style:text-properties style:font-name="Times New Roman" fo:font-weight="bold" style:font-weight-asian="bold"/>
    </style:style>
    <style:style style:name="T3" style:parent-style-name="Fuentedepárrafopredeter." style:family="text">
      <style:text-properties style:font-name="Times New Roman" fo:font-weight="bold" style:font-weight-asian="bold"/>
    </style:style>
    <style:style style:name="P4" style:parent-style-name="Normal" style:family="paragraph">
      <style:paragraph-properties fo:text-align="center"/>
    </style:style>
    <style:style style:name="T5" style:parent-style-name="Fuentedepárrafopredeter." style:family="text">
      <style:text-properties style:font-name="Times New Roman" fo:font-weight="bold" style:font-weight-asian="bold"/>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T9" style:parent-style-name="Fuentedepárrafopredeter." style:family="text">
      <style:text-properties style:font-name="Times New Roman"/>
    </style:style>
    <style:style style:name="T10" style:parent-style-name="Fuentedepárrafopredeter." style:family="text">
      <style:text-properties style:font-name="Times New Roman"/>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T13" style:parent-style-name="Fuentedepárrafopredeter." style:family="text">
      <style:text-properties style:font-name="Times New Roman" fo:font-weight="bold" style:font-weight-asian="bold"/>
    </style:style>
    <style:style style:name="T14" style:parent-style-name="Fuentedepárrafopredeter." style:family="text">
      <style:text-properties style:font-name="Times New Roman"/>
    </style:style>
    <style:style style:name="T15" style:parent-style-name="Fuentedepárrafopredeter." style:family="text">
      <style:text-properties style:font-name="Times New Roman" style:text-underline-type="single" style:text-underline-style="solid" style:text-underline-width="auto" style:text-underline-mode="continuous"/>
    </style:style>
    <style:style style:name="T16" style:parent-style-name="Fuentedepárrafopredeter." style:family="text">
      <style:text-properties style:font-name="Times New Roman"/>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T19" style:parent-style-name="Fuentedepárrafopredeter." style:family="text">
      <style:text-properties style:font-name="Times New Roman" fo:font-weight="bold" style:font-weight-asian="bold"/>
    </style:style>
    <style:style style:name="T20" style:parent-style-name="Fuentedepárrafopredeter." style:family="text">
      <style:text-properties style:font-name="Times New Roman"/>
    </style:style>
    <style:style style:name="T21" style:parent-style-name="Fuentedepárrafopredeter." style:family="text">
      <style:text-properties style:font-name="Times New Roman" style:text-underline-type="single" style:text-underline-style="solid" style:text-underline-width="auto" style:text-underline-mode="continuous"/>
    </style:style>
    <style:style style:name="T22" style:parent-style-name="Fuentedepárrafopredeter." style:family="text">
      <style:text-properties style:font-name="Times New Roman"/>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Fuentedepárrafopredeter." style:family="text">
      <style:text-properties style:font-name="Times New Roman" fo:font-weight="bold" style:font-weight-asian="bold"/>
    </style:style>
    <style:style style:name="T26" style:parent-style-name="Fuentedepárrafopredeter." style:family="text">
      <style:text-properties style:font-name="Times New Roman"/>
    </style:style>
    <style:style style:name="T27" style:parent-style-name="Fuentedepárrafopredeter." style:family="text">
      <style:text-properties style:font-name="Times New Roman" style:text-underline-type="single" style:text-underline-style="solid" style:text-underline-width="auto" style:text-underline-mode="continuous"/>
    </style:style>
    <style:style style:name="T28" style:parent-style-name="Fuentedepárrafopredeter." style:family="text">
      <style:text-properties style:font-name="Times New Roman"/>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T31" style:parent-style-name="Fuentedepárrafopredeter." style:family="text">
      <style:text-properties style:font-name="Times New Roman" fo:font-weight="bold" style:font-weight-asian="bold"/>
    </style:style>
    <style:style style:name="T32" style:parent-style-name="Fuentedepárrafopredeter." style:family="text">
      <style:text-properties style:font-name="Times New Roman" fo:font-weight="bold" style:font-weight-asian="bold"/>
    </style:style>
    <style:style style:name="T33" style:parent-style-name="Fuentedepárrafopredeter." style:family="text">
      <style:text-properties style:font-name="Times New Roman"/>
    </style:style>
    <style:style style:name="T34" style:parent-style-name="Fuentedepárrafopredeter." style:family="text">
      <style:text-properties style:font-name="Times New Roman" style:text-underline-type="single" style:text-underline-style="solid" style:text-underline-width="auto" style:text-underline-mode="continuous"/>
    </style:style>
    <style:style style:name="T35" style:parent-style-name="Fuentedepárrafopredeter." style:family="text">
      <style:text-properties style:font-name="Times New Roman"/>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T38" style:parent-style-name="Fuentedepárrafopredeter." style:family="text">
      <style:text-properties style:font-name="Times New Roman" fo:font-weight="bold" style:font-weight-asian="bold"/>
    </style:style>
    <style:style style:name="T39" style:parent-style-name="Fuentedepárrafopredeter." style:family="text">
      <style:text-properties style:font-name="Times New Roman"/>
    </style:style>
    <style:style style:name="T40" style:parent-style-name="Fuentedepárrafopredeter." style:family="text">
      <style:text-properties style:font-name="Times New Roman" style:text-underline-type="single" style:text-underline-style="solid" style:text-underline-width="auto" style:text-underline-mode="continuous"/>
    </style:style>
    <style:style style:name="T41" style:parent-style-name="Fuentedepárrafopredeter." style:family="text">
      <style:text-properties style:font-name="Times New Roman"/>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T44" style:parent-style-name="Fuentedepárrafopredeter." style:family="text">
      <style:text-properties style:font-name="Times New Roman" fo:font-weight="bold" style:font-weight-asian="bold"/>
    </style:style>
    <style:style style:name="T45" style:parent-style-name="Fuentedepárrafopredeter." style:family="text">
      <style:text-properties style:font-name="Times New Roman"/>
    </style:style>
    <style:style style:name="T46" style:parent-style-name="Fuentedepárrafopredeter." style:family="text">
      <style:text-properties style:font-name="Times New Roman" style:text-underline-type="single" style:text-underline-style="solid" style:text-underline-width="auto" style:text-underline-mode="continuous"/>
    </style:style>
    <style:style style:name="T47" style:parent-style-name="Fuentedepárrafopredeter." style:family="text">
      <style:text-properties style:font-name="Times New Roman"/>
    </style:style>
    <style:style style:name="T48" style:parent-style-name="Fuentedepárrafopredeter." style:family="text">
      <style:text-properties style:font-name="Times New Roman" style:text-underline-type="single" style:text-underline-style="solid" style:text-underline-width="auto" style:text-underline-mode="continuous"/>
    </style:style>
    <style:style style:name="T49" style:parent-style-name="Fuentedepárrafopredeter." style:family="text">
      <style:text-properties style:font-name="Times New Roman"/>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T52" style:parent-style-name="Fuentedepárrafopredeter." style:family="text">
      <style:text-properties style:font-name="Times New Roman" fo:font-weight="bold" style:font-weight-asian="bold"/>
    </style:style>
    <style:style style:name="T53" style:parent-style-name="Fuentedepárrafopredeter." style:family="text">
      <style:text-properties style:font-name="Times New Roman"/>
    </style:style>
    <style:style style:name="T54" style:parent-style-name="Fuentedepárrafopredeter." style:family="text">
      <style:text-properties style:font-name="Times New Roman" style:text-underline-type="single" style:text-underline-style="solid" style:text-underline-width="auto" style:text-underline-mode="continuous"/>
    </style:style>
    <style:style style:name="T55" style:parent-style-name="Fuentedepárrafopredeter." style:family="text">
      <style:text-properties style:font-name="Times New Roman"/>
    </style:style>
    <style:style style:name="T56" style:parent-style-name="Fuentedepárrafopredeter." style:family="text">
      <style:text-properties style:font-name="Times New Roman" style:text-underline-type="single" style:text-underline-style="solid" style:text-underline-width="auto" style:text-underline-mode="continuous"/>
    </style:style>
    <style:style style:name="T57" style:parent-style-name="Fuentedepárrafopredeter." style:family="text">
      <style:text-properties style:font-name="Times New Roman"/>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T60" style:parent-style-name="Fuentedepárrafopredeter." style:family="text">
      <style:text-properties style:font-name="Times New Roman" fo:font-weight="bold" style:font-weight-asian="bold"/>
    </style:style>
    <style:style style:name="T61" style:parent-style-name="Fuentedepárrafopredeter." style:family="text">
      <style:text-properties style:font-name="Times New Roman"/>
    </style:style>
    <style:style style:name="T62" style:parent-style-name="Fuentedepárrafopredeter." style:family="text">
      <style:text-properties style:font-name="Times New Roman" style:text-underline-type="single" style:text-underline-style="solid" style:text-underline-width="auto" style:text-underline-mode="continuous"/>
    </style:style>
    <style:style style:name="T63" style:parent-style-name="Fuentedepárrafopredeter." style:family="text">
      <style:text-properties style:font-name="Times New Roman"/>
    </style:style>
    <style:style style:name="T64" style:parent-style-name="Fuentedepárrafopredeter." style:family="text">
      <style:text-properties style:font-name="Times New Roman" style:text-underline-type="single" style:text-underline-style="solid" style:text-underline-width="auto" style:text-underline-mode="continuous"/>
    </style:style>
    <style:style style:name="T65" style:parent-style-name="Fuentedepárrafopredeter." style:family="text">
      <style:text-properties style:font-name="Times New Roman"/>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T69" style:parent-style-name="Fuentedepárrafopredeter." style:family="text">
      <style:text-properties style:font-name="Times New Roman"/>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T72" style:parent-style-name="Fuentedepárrafopredeter." style:family="text">
      <style:text-properties style:font-name="Times New Roman"/>
    </style:style>
    <style:style style:name="T73" style:parent-style-name="Fuentedepárrafopredeter." style:family="text">
      <style:text-properties style:font-name="Times New Roman"/>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T76" style:parent-style-name="Fuentedepárrafopredeter." style:family="text">
      <style:text-properties style:font-name="Times New Roman"/>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text-properties style:font-name="Times New Roman"/>
    </style:style>
    <style:style style:name="P80" style:parent-style-name="Normal" style:family="paragraph">
      <style:paragraph-properties fo:text-align="justify"/>
      <style:text-properties style:font-name="Times New Roman"/>
    </style:style>
    <style:style style:name="P81" style:parent-style-name="Normal" style:family="paragraph">
      <style:paragraph-properties fo:text-align="justify"/>
      <style:text-properties style:font-name="Times New Roman" fo:color="#4472C4"/>
    </style:style>
    <style:style style:name="P82" style:parent-style-name="Normal" style:family="paragraph">
      <style:paragraph-properties fo:text-align="justify"/>
      <style:text-properties style:font-name="Times New Roman" fo:color="#4472C4"/>
    </style:style>
    <style:style style:name="P83" style:parent-style-name="Normal" style:family="paragraph">
      <style:paragraph-properties fo:text-align="justify"/>
      <style:text-properties style:font-name="Times New Roman" fo:color="#4472C4"/>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text-properties style:font-name="Times New Roman"/>
    </style:style>
    <style:style style:name="P87" style:parent-style-name="Normal" style:family="paragraph">
      <style:paragraph-properties fo:text-align="justify"/>
      <style:text-properties style:font-name="Times New Roman"/>
    </style:style>
    <style:style style:name="P88" style:parent-style-name="Normal" style:family="paragraph">
      <style:paragraph-properties fo:text-align="justify"/>
      <style:text-properties fo:color="#4472C4"/>
    </style:style>
    <style:style style:name="P89" style:parent-style-name="Normal" style:family="paragraph">
      <style:paragraph-properties fo:text-align="justify"/>
      <style:text-properties fo:color="#4472C4"/>
    </style:style>
    <style:style style:name="P90" style:parent-style-name="Normal" style:family="paragraph">
      <style:paragraph-properties fo:text-align="justify"/>
      <style:text-properties fo:color="#4472C4"/>
    </style:style>
    <style:style style:name="P91" style:parent-style-name="Normal" style:family="paragraph">
      <style:paragraph-properties fo:text-align="justify"/>
      <style:text-properties fo:color="#4472C4"/>
    </style:style>
    <style:style style:name="P92" style:parent-style-name="Normal" style:family="paragraph">
      <style:paragraph-properties fo:text-align="justify"/>
      <style:text-properties fo:color="#4472C4"/>
    </style:style>
    <style:style style:name="P93" style:parent-style-name="Normal" style:family="paragraph">
      <style:paragraph-properties fo:text-align="justify"/>
      <style:text-properties fo:color="#4472C4"/>
    </style:style>
    <style:style style:name="P94" style:parent-style-name="Normal" style:family="paragraph">
      <style:paragraph-properties fo:text-align="justify"/>
    </style:style>
    <style:style style:name="P95" style:parent-style-name="Normal" style:family="paragraph">
      <style:paragraph-properties fo:text-align="justify"/>
      <style:text-properties style:font-name="Times New Roman"/>
    </style:style>
    <style:style style:name="P96" style:parent-style-name="Normal" style:family="paragraph">
      <style:paragraph-properties fo:text-align="justify"/>
      <style:text-properties style:font-name="Times New Roman"/>
    </style:style>
    <style:style style:name="P97" style:parent-style-name="Normal" style:family="paragraph">
      <style:paragraph-properties fo:text-align="justify"/>
      <style:text-properties style:font-name="Times New Roman" fo:color="#4472C4"/>
    </style:style>
    <style:style style:name="P98" style:parent-style-name="Normal" style:family="paragraph">
      <style:paragraph-properties fo:text-align="justify"/>
      <style:text-properties style:font-name="Times New Roman" fo:color="#4472C4"/>
    </style:style>
    <style:style style:name="P99" style:parent-style-name="Normal" style:family="paragraph">
      <style:paragraph-properties fo:text-align="justify"/>
      <style:text-properties style:font-name="Times New Roman" fo:color="#4472C4"/>
    </style:style>
    <style:style style:name="P100" style:parent-style-name="Normal" style:family="paragraph">
      <style:paragraph-properties fo:text-align="justify"/>
    </style:style>
    <style:style style:name="P101" style:parent-style-name="Normal" style:family="paragraph">
      <style:paragraph-properties fo:text-align="justify"/>
      <style:text-properties style:font-name="Times New Roman" fo:color="#4472C4"/>
    </style:style>
    <style:style style:name="P102" style:parent-style-name="Normal" style:family="paragraph">
      <style:paragraph-properties fo:text-align="justify"/>
      <style:text-properties style:font-name="Times New Roman" fo:color="#4472C4"/>
    </style:style>
    <style:style style:name="P103" style:parent-style-name="Normal" style:family="paragraph">
      <style:paragraph-properties fo:text-align="justify"/>
      <style:text-properties style:font-name="Times New Roman" fo:color="#4472C4"/>
    </style:style>
    <style:style style:name="P104" style:parent-style-name="Normal" style:family="paragraph">
      <style:paragraph-properties fo:text-align="justify"/>
    </style:style>
    <style:style style:name="P105" style:parent-style-name="Normal" style:family="paragraph">
      <style:paragraph-properties fo:text-align="justify"/>
      <style:text-properties style:font-name="Times New Roman"/>
    </style:style>
    <style:style style:name="P106" style:parent-style-name="Normal" style:family="paragraph">
      <style:paragraph-properties fo:text-align="justify"/>
      <style:text-properties style:font-name="Times New Roman" fo:color="#4472C4"/>
    </style:style>
    <style:style style:name="P107" style:parent-style-name="Normal" style:family="paragraph">
      <style:paragraph-properties fo:text-align="justify"/>
      <style:text-properties fo:color="#4472C4"/>
    </style:style>
    <style:style style:name="P108" style:parent-style-name="Normal" style:family="paragraph">
      <style:paragraph-properties fo:text-align="justify"/>
      <style:text-properties fo:color="#4472C4"/>
    </style:style>
    <style:style style:name="P109" style:parent-style-name="Normal" style:family="paragraph">
      <style:paragraph-properties fo:text-align="justify"/>
      <style:text-properties fo:color="#4472C4"/>
    </style:style>
    <style:style style:name="P110" style:parent-style-name="Normal" style:family="paragraph">
      <style:paragraph-properties fo:text-align="justify"/>
    </style:style>
    <style:style style:name="P111" style:parent-style-name="Normal" style:family="paragraph">
      <style:paragraph-properties fo:text-align="justify"/>
      <style:text-properties style:font-name="Times New Roman"/>
    </style:style>
    <style:style style:name="P112" style:parent-style-name="Normal" style:family="paragraph">
      <style:paragraph-properties fo:text-align="justify"/>
      <style:text-properties style:font-name="Times New Roman"/>
    </style:style>
    <style:style style:name="P113" style:parent-style-name="Normal" style:family="paragraph">
      <style:paragraph-properties fo:text-align="justify"/>
      <style:text-properties fo:color="#4472C4"/>
    </style:style>
    <style:style style:name="P114" style:parent-style-name="Normal" style:family="paragraph">
      <style:paragraph-properties fo:text-align="justify"/>
      <style:text-properties fo:color="#4472C4"/>
    </style:style>
    <style:style style:name="P115" style:parent-style-name="Normal" style:family="paragraph">
      <style:paragraph-properties fo:text-align="justify"/>
    </style:style>
    <style:style style:name="P116" style:parent-style-name="Normal" style:family="paragraph">
      <style:paragraph-properties fo:text-align="justify"/>
      <style:text-properties style:font-name="Times New Roman"/>
    </style:style>
    <style:style style:name="P117" style:parent-style-name="Normal" style:family="paragraph">
      <style:paragraph-properties fo:text-align="justify"/>
      <style:text-properties style:font-name="Times New Roman"/>
    </style:style>
    <style:style style:name="P118" style:parent-style-name="Normal" style:family="paragraph">
      <style:paragraph-properties fo:text-align="justify"/>
      <style:text-properties style:font-name="Times New Roman" fo:color="#4472C4"/>
    </style:style>
    <style:style style:name="P119" style:parent-style-name="Normal" style:family="paragraph">
      <style:paragraph-properties fo:text-align="justify"/>
      <style:text-properties style:font-name="Times New Roman" fo:color="#4472C4"/>
    </style:style>
    <style:style style:name="P120" style:parent-style-name="Normal" style:family="paragraph">
      <style:paragraph-properties fo:text-align="justify"/>
      <style:text-properties style:font-name="Times New Roman" fo:color="#4472C4"/>
    </style:style>
    <style:style style:name="P121" style:parent-style-name="Normal" style:family="paragraph">
      <style:paragraph-properties fo:text-align="justify"/>
    </style:style>
    <style:style style:name="P122" style:parent-style-name="Normal" style:family="paragraph">
      <style:paragraph-properties fo:text-align="justify"/>
      <style:text-properties style:font-name="Times New Roman"/>
    </style:style>
    <style:style style:name="P123" style:parent-style-name="Normal" style:family="paragraph">
      <style:paragraph-properties fo:text-align="justify"/>
      <style:text-properties style:font-name="Times New Roman"/>
    </style:style>
    <style:style style:name="P124" style:parent-style-name="Normal" style:family="paragraph">
      <style:paragraph-properties fo:text-align="justify"/>
      <style:text-properties fo:color="#4472C4" fo:font-size="10pt" style:font-size-asian="10pt" style:font-size-complex="10pt"/>
    </style:style>
    <style:style style:name="P125" style:parent-style-name="Normal" style:family="paragraph">
      <style:paragraph-properties fo:text-align="justify"/>
      <style:text-properties fo:color="#4472C4" fo:font-size="10pt" style:font-size-asian="10pt" style:font-size-complex="10pt"/>
    </style:style>
    <style:style style:name="P126" style:parent-style-name="Normal" style:family="paragraph">
      <style:paragraph-properties fo:text-align="justify"/>
      <style:text-properties fo:color="#4472C4" fo:font-size="10pt" style:font-size-asian="10pt" style:font-size-complex="10pt"/>
    </style:style>
    <style:style style:name="P127" style:parent-style-name="Normal" style:family="paragraph">
      <style:paragraph-properties fo:text-align="justify"/>
    </style:style>
    <style:style style:name="P128" style:parent-style-name="Normal" style:family="paragraph">
      <style:paragraph-properties fo:text-align="justify"/>
      <style:text-properties style:font-name="Times New Roman"/>
    </style:style>
    <style:style style:name="P129" style:parent-style-name="Normal" style:family="paragraph">
      <style:paragraph-properties fo:text-align="justify"/>
      <style:text-properties style:font-name="Times New Roman"/>
    </style:style>
    <style:style style:name="P130" style:parent-style-name="Normal" style:family="paragraph">
      <style:paragraph-properties fo:text-align="justify"/>
      <style:text-properties style:font-name="Times New Roman" fo:color="#4472C4" fo:font-size="10pt" style:font-size-asian="10pt" style:font-size-complex="10pt"/>
    </style:style>
    <style:style style:name="P131" style:parent-style-name="Normal" style:family="paragraph">
      <style:paragraph-properties fo:text-align="justify"/>
      <style:text-properties style:font-name="Times New Roman" fo:color="#4472C4" fo:font-size="10pt" style:font-size-asian="10pt" style:font-size-complex="10pt"/>
    </style:style>
    <style:style style:name="P132" style:parent-style-name="Normal" style:family="paragraph">
      <style:paragraph-properties fo:text-align="justify"/>
      <style:text-properties style:font-name="Times New Roman" fo:color="#4472C4" fo:font-size="10pt" style:font-size-asian="10pt" style:font-size-complex="10pt"/>
    </style:style>
    <style:style style:name="P133" style:parent-style-name="Normal" style:family="paragraph">
      <style:paragraph-properties fo:text-align="justify"/>
      <style:text-properties style:font-name="Times New Roman" fo:color="#4472C4" fo:font-size="10pt" style:font-size-asian="10pt" style:font-size-complex="10pt"/>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text-properties style:font-name="Times New Roman"/>
    </style:style>
    <style:style style:name="P140" style:parent-style-name="Normal" style:family="paragraph">
      <style:paragraph-properties fo:text-align="justify"/>
      <style:text-properties style:font-name="Times New Roman"/>
    </style:style>
    <style:style style:name="P141" style:parent-style-name="Normal" style:family="paragraph">
      <style:paragraph-properties fo:text-align="justify"/>
      <style:text-properties fo:color="#4472C4"/>
    </style:style>
    <style:style style:name="P142" style:parent-style-name="Normal" style:family="paragraph">
      <style:paragraph-properties fo:text-align="justify"/>
      <style:text-properties fo:color="#4472C4"/>
    </style:style>
    <style:style style:name="P143" style:parent-style-name="Normal" style:family="paragraph">
      <style:paragraph-properties fo:text-align="justify"/>
      <style:text-properties fo:color="#4472C4"/>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T146" style:parent-style-name="Fuentedepárrafopredeter." style:family="text">
      <style:text-properties style:font-name="Times New Roman"/>
    </style:style>
    <style:style style:name="P147" style:parent-style-name="Normal" style:family="paragraph">
      <style:paragraph-properties fo:text-align="justify"/>
    </style:style>
    <style:style style:name="P148" style:parent-style-name="Normal" style:family="paragraph">
      <style:paragraph-properties fo:text-align="justify"/>
      <style:text-properties fo:color="#4472C4"/>
    </style:style>
    <style:style style:name="P149" style:parent-style-name="Normal" style:family="paragraph">
      <style:paragraph-properties fo:text-align="justify"/>
      <style:text-properties fo:color="#4472C4"/>
    </style:style>
    <style:style style:name="P150" style:parent-style-name="Normal" style:family="paragraph">
      <style:paragraph-properties fo:text-align="justify"/>
      <style:text-properties fo:color="#4472C4"/>
    </style:style>
    <style:style style:name="P151" style:parent-style-name="Normal" style:family="paragraph">
      <style:paragraph-properties fo:text-align="justify"/>
      <style:text-properties fo:color="#4472C4"/>
    </style:style>
    <style:style style:name="P152" style:parent-style-name="Normal" style:family="paragraph">
      <style:paragraph-properties fo:text-align="justify"/>
      <style:text-properties fo:color="#4472C4"/>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T155" style:parent-style-name="Fuentedepárrafopredeter." style:family="text">
      <style:text-properties style:font-name="Times New Roman"/>
    </style:style>
    <style:style style:name="T156" style:parent-style-name="Fuentedepárrafopredeter." style:family="text">
      <style:text-properties style:font-name="Times New Roman" fo:color="#7030A0"/>
    </style:style>
    <style:style style:name="T157" style:parent-style-name="Fuentedepárrafopredeter." style:family="text">
      <style:text-properties style:font-name="Times New Roman"/>
    </style:style>
    <style:style style:name="P158" style:parent-style-name="Normal" style:family="paragraph">
      <style:paragraph-properties fo:text-align="justify"/>
      <style:text-properties style:font-name="Times New Roman" fo:color="#4472C4"/>
    </style:style>
    <style:style style:name="P159"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0"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1"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2"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3"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4"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5"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6"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7"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8"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69"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70" style:parent-style-name="Normal" style:family="paragraph">
      <style:paragraph-properties fo:widows="2" fo:orphans="2" style:punctuation-wrap="hanging" style:text-autospace="ideograph-alpha" style:vertical-align="auto" fo:margin-left="1.9666in">
        <style:tab-stops>
          <style:tab-stop style:type="left" style:position="-1.3305in"/>
          <style:tab-stop style:type="left" style:position="-0.6944in"/>
          <style:tab-stop style:type="left" style:position="-0.0583in"/>
          <style:tab-stop style:type="left" style:position="0.5777in"/>
          <style:tab-stop style:type="left" style:position="1.2138in"/>
          <style:tab-stop style:type="left" style:position="1.85in"/>
          <style:tab-stop style:type="left" style:position="2.4861in"/>
          <style:tab-stop style:type="left" style:position="3.1222in"/>
          <style:tab-stop style:type="left" style:position="3.7583in"/>
          <style:tab-stop style:type="left" style:position="4.3944in"/>
          <style:tab-stop style:type="left" style:position="5.0305in"/>
          <style:tab-stop style:type="left" style:position="5.6666in"/>
          <style:tab-stop style:type="left" style:position="6.3027in"/>
          <style:tab-stop style:type="left" style:position="6.9388in"/>
          <style:tab-stop style:type="left" style:position="7.575in"/>
          <style:tab-stop style:type="left" style:position="8.2111in"/>
        </style:tab-stops>
      </style:paragraph-properties>
      <style:text-properties style:font-name="Courier New" style:font-name-complex="Courier New" fo:color="#7030A0" style:letter-kerning="false" fo:hyphenate="true"/>
    </style:style>
    <style:style style:name="P171" style:parent-style-name="Normal" style:family="paragraph">
      <style:paragraph-properties fo:widows="2" fo:orphans="2" style:punctuation-wrap="hanging" style:text-autospace="ideograph-alpha" style:vertical-align="auto" fo:margin-left="1.9666in">
        <style:tab-stops>
          <style:tab-stop style:type="left" style:position="-1.3305in"/>
          <style:tab-stop style:type="left" style:position="-0.6944in"/>
          <style:tab-stop style:type="left" style:position="-0.0583in"/>
          <style:tab-stop style:type="left" style:position="0.5777in"/>
          <style:tab-stop style:type="left" style:position="1.2138in"/>
          <style:tab-stop style:type="left" style:position="1.85in"/>
          <style:tab-stop style:type="left" style:position="2.4861in"/>
          <style:tab-stop style:type="left" style:position="3.1222in"/>
          <style:tab-stop style:type="left" style:position="3.7583in"/>
          <style:tab-stop style:type="left" style:position="4.3944in"/>
          <style:tab-stop style:type="left" style:position="5.0305in"/>
          <style:tab-stop style:type="left" style:position="5.6666in"/>
          <style:tab-stop style:type="left" style:position="6.3027in"/>
          <style:tab-stop style:type="left" style:position="6.9388in"/>
          <style:tab-stop style:type="left" style:position="7.575in"/>
          <style:tab-stop style:type="left" style:position="8.2111in"/>
        </style:tab-stops>
      </style:paragraph-properties>
      <style:text-properties style:font-name="Courier New" style:font-name-complex="Courier New" fo:color="#7030A0" style:letter-kerning="false" fo:hyphenate="true"/>
    </style:style>
    <style:style style:name="P172"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73"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7030A0" style:letter-kerning="false" fo:hyphenate="true"/>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T177" style:parent-style-name="Fuentedepárrafopredeter." style:family="text">
      <style:text-properties style:font-name="Times New Roman"/>
    </style:style>
    <style:style style:name="T178" style:parent-style-name="Fuentedepárrafopredeter." style:family="text">
      <style:text-properties style:font-name="Times New Roman"/>
    </style:style>
    <style:style style:name="P179" style:parent-style-name="Normal" style:family="paragraph">
      <style:paragraph-properties fo:text-align="justify"/>
      <style:text-properties fo:font-size="12pt" style:font-size-asian="12pt" style:font-size-complex="12pt"/>
    </style:style>
    <style:style style:name="P180" style:parent-style-name="Normal" style:family="paragraph">
      <style:paragraph-properties fo:text-align="justify"/>
    </style:style>
    <style:style style:name="T181" style:parent-style-name="Fuentedepárrafopredeter." style:family="text">
      <style:text-properties fo:font-size="12pt" style:font-size-asian="12pt" style:font-size-complex="12pt"/>
    </style:style>
    <style:style style:name="T182" style:parent-style-name="Fuentedepárrafopredeter." style:family="text">
      <style:text-properties fo:color="#4472C4" fo:font-size="12pt" style:font-size-asian="12pt" style:font-size-complex="12pt"/>
    </style:style>
    <style:style style:name="P183" style:parent-style-name="Normal" style:family="paragraph">
      <style:paragraph-properties fo:text-align="justify"/>
      <style:text-properties fo:color="#4472C4" fo:font-size="12pt" style:font-size-asian="12pt" style:font-size-complex="12pt"/>
    </style:style>
    <style:style style:name="P184" style:parent-style-name="Normal" style:family="paragraph">
      <style:paragraph-properties fo:text-align="justify"/>
      <style:text-properties fo:color="#4472C4" fo:font-size="12pt" style:font-size-asian="12pt" style:font-size-complex="12pt"/>
    </style:style>
    <style:style style:name="P185" style:parent-style-name="Normal" style:family="paragraph">
      <style:paragraph-properties fo:text-align="justify"/>
      <style:text-properties fo:color="#4472C4" fo:font-size="12pt" style:font-size-asian="12pt" style:font-size-complex="12pt"/>
    </style:style>
    <style:style style:name="P186" style:parent-style-name="Normal" style:family="paragraph">
      <style:paragraph-properties fo:text-align="justify"/>
    </style:style>
    <style:style style:name="T187" style:parent-style-name="Fuentedepárrafopredeter." style:family="text">
      <style:text-properties fo:color="#4472C4" fo:font-size="12pt" style:font-size-asian="12pt" style:font-size-complex="12pt"/>
    </style:style>
    <style:style style:name="T188" style:parent-style-name="Fuentedepárrafopredeter." style:family="text">
      <style:text-properties fo:color="#4472C4" fo:font-size="12pt" style:font-size-asian="12pt" style:font-size-complex="12pt"/>
    </style:style>
    <style:style style:name="T189" style:parent-style-name="Fuentedepárrafopredeter." style:family="text">
      <style:text-properties fo:color="#7030A0" fo:font-size="12pt" style:font-size-asian="12pt" style:font-size-complex="12pt"/>
    </style:style>
    <style:style style:name="T190" style:parent-style-name="Fuentedepárrafopredeter." style:family="text">
      <style:text-properties fo:color="#4472C4" fo:font-size="12pt" style:font-size-asian="12pt" style:font-size-complex="12pt"/>
    </style:style>
    <style:style style:name="P191" style:parent-style-name="Normal" style:family="paragraph">
      <style:paragraph-properties fo:text-align="justify"/>
      <style:text-properties fo:color="#4472C4" fo:font-size="12pt" style:font-size-asian="12pt" style:font-size-complex="12pt"/>
    </style:style>
    <style:style style:name="P192" style:parent-style-name="Normal" style:family="paragraph">
      <style:paragraph-properties fo:text-align="justify"/>
      <style:text-properties fo:color="#4472C4" fo:font-size="12pt" style:font-size-asian="12pt" style:font-size-complex="12pt"/>
    </style:style>
    <style:style style:name="P193" style:parent-style-name="Normal" style:family="paragraph">
      <style:paragraph-properties fo:text-align="justify"/>
      <style:text-properties fo:color="#4472C4" fo:font-size="12pt" style:font-size-asian="12pt" style:font-size-complex="12pt"/>
    </style:style>
    <style:style style:name="P194" style:parent-style-name="Normal" style:family="paragraph">
      <style:paragraph-properties fo:text-align="justify"/>
      <style:text-properties fo:color="#4472C4" fo:font-size="12pt" style:font-size-asian="12pt" style:font-size-complex="12pt"/>
    </style:style>
    <style:style style:name="P195" style:parent-style-name="Normal" style:family="paragraph">
      <style:paragraph-properties fo:text-align="justify"/>
      <style:text-properties fo:color="#4472C4" fo:font-size="12pt" style:font-size-asian="12pt" style:font-size-complex="12pt"/>
    </style:style>
    <style:style style:name="P196" style:parent-style-name="Normal" style:family="paragraph">
      <style:paragraph-properties fo:text-align="justify"/>
    </style:style>
    <style:style style:name="P197" style:parent-style-name="Normal" style:family="paragraph">
      <style:paragraph-properties fo:text-align="justify"/>
      <style:text-properties style:font-name="Times New Roman"/>
    </style:style>
    <style:style style:name="P198" style:parent-style-name="Normal" style:family="paragraph">
      <style:paragraph-properties fo:text-align="justify"/>
      <style:text-properties style:font-name="Times New Roman"/>
    </style:style>
    <style:style style:name="P199" style:parent-style-name="Normal" style:family="paragraph">
      <style:paragraph-properties fo:text-align="justify"/>
      <style:text-properties style:font-name="Times New Roman" fo:color="#4472C4" fo:font-size="10pt" style:font-size-asian="10pt" style:font-size-complex="10pt"/>
    </style:style>
    <style:style style:name="P200" style:parent-style-name="Normal" style:family="paragraph">
      <style:paragraph-properties fo:text-align="justify"/>
      <style:text-properties style:font-name="Times New Roman" fo:color="#4472C4" fo:font-size="10pt" style:font-size-asian="10pt" style:font-size-complex="10pt"/>
    </style:style>
    <style:style style:name="P201" style:parent-style-name="Normal" style:family="paragraph">
      <style:paragraph-properties fo:text-align="justify"/>
      <style:text-properties style:font-name="Times New Roman" fo:color="#4472C4" fo:font-size="10pt" style:font-size-asian="10pt" style:font-size-complex="10pt"/>
    </style:style>
    <style:style style:name="P202" style:parent-style-name="Normal" style:family="paragraph">
      <style:paragraph-properties fo:text-align="justify"/>
      <style:text-properties style:font-name="Times New Roman" fo:color="#4472C4" fo:font-size="10pt" style:font-size-asian="10pt" style:font-size-complex="10pt"/>
    </style:style>
    <style:style style:name="P203" style:parent-style-name="Normal" style:family="paragraph">
      <style:paragraph-properties fo:text-align="justify" fo:margin-left="0.3437in">
        <style:tab-stops/>
      </style:paragraph-properties>
    </style:style>
    <style:style style:name="T204" style:parent-style-name="Fuentedepárrafopredeter." style:family="text">
      <style:text-properties style:font-name="Times New Roman" fo:color="#4472C4" fo:font-size="10pt" style:font-size-asian="10pt" style:font-size-complex="10pt"/>
    </style:style>
    <style:style style:name="T205" style:parent-style-name="Fuentedepárrafopredeter." style:family="text">
      <style:text-properties style:font-name="Times New Roman" fo:color="#C00000" fo:font-size="10pt" style:font-size-asian="10pt" style:font-size-complex="10pt"/>
    </style:style>
    <style:style style:name="T206" style:parent-style-name="Fuentedepárrafopredeter." style:family="text">
      <style:text-properties style:font-name="Times New Roman" fo:color="#4472C4" fo:font-size="10pt" style:font-size-asian="10pt" style:font-size-complex="10pt"/>
    </style:style>
    <style:style style:name="P207" style:parent-style-name="Normal" style:family="paragraph">
      <style:paragraph-properties fo:text-align="justify"/>
      <style:text-properties style:font-name="Times New Roman" fo:color="#4472C4" fo:font-size="10pt" style:font-size-asian="10pt" style:font-size-complex="10pt"/>
    </style:style>
    <style:style style:name="P208" style:parent-style-name="Normal" style:family="paragraph">
      <style:paragraph-properties fo:text-align="justify"/>
      <style:text-properties style:font-name="Times New Roman" fo:color="#4472C4" fo:font-size="10pt" style:font-size-asian="10pt" style:font-size-complex="10pt"/>
    </style:style>
    <style:style style:name="P209" style:parent-style-name="Normal" style:family="paragraph">
      <style:paragraph-properties fo:text-align="justify"/>
      <style:text-properties style:font-name="Times New Roman" fo:color="#4472C4" fo:font-size="10pt" style:font-size-asian="10pt" style:font-size-complex="10pt"/>
    </style:style>
    <style:style style:name="P210" style:parent-style-name="Normal" style:family="paragraph">
      <style:paragraph-properties fo:text-align="justify"/>
    </style:style>
    <style:style style:name="T211" style:parent-style-name="Fuentedepárrafopredeter." style:family="text">
      <style:text-properties style:font-name="Times New Roman" fo:color="#4472C4" fo:font-size="10pt" style:font-size-asian="10pt" style:font-size-complex="10pt"/>
    </style:style>
    <style:style style:name="T212" style:parent-style-name="Fuentedepárrafopredeter." style:family="text">
      <style:text-properties style:font-name="Times New Roman" fo:color="#4472C4" fo:font-size="10pt" style:font-size-asian="10pt" style:font-size-complex="10pt"/>
    </style:style>
    <style:style style:name="T213" style:parent-style-name="Fuentedepárrafopredeter." style:family="text">
      <style:text-properties style:font-name="Times New Roman" fo:font-size="10pt" style:font-size-asian="10pt" style:font-size-complex="10pt"/>
    </style:style>
    <style:style style:name="P214" style:parent-style-name="Normal" style:family="paragraph">
      <style:paragraph-properties fo:text-align="justify"/>
      <style:text-properties fo:color="#C00000" fo:font-size="12pt" style:font-size-asian="12pt" style:font-size-complex="12pt"/>
    </style:style>
    <style:style style:name="P215" style:parent-style-name="Normal" style:family="paragraph">
      <style:paragraph-properties fo:text-align="justify"/>
      <style:text-properties fo:color="#C00000" fo:font-size="12pt" style:font-size-asian="12pt" style:font-size-complex="12pt"/>
    </style:style>
    <style:style style:name="P216" style:parent-style-name="Normal" style:family="paragraph">
      <style:paragraph-properties fo:text-align="justify"/>
      <style:text-properties fo:color="#C00000" fo:font-size="12pt" style:font-size-asian="12pt" style:font-size-complex="12pt"/>
    </style:style>
    <style:style style:name="P217" style:parent-style-name="Normal" style:family="paragraph">
      <style:paragraph-properties fo:text-align="justify"/>
    </style:style>
    <style:style style:name="T218" style:parent-style-name="Fuentedepárrafopredeter." style:family="text">
      <style:text-properties style:font-name="Times New Roman"/>
    </style:style>
    <style:style style:name="P219" style:parent-style-name="Normal" style:family="paragraph">
      <style:paragraph-properties fo:text-align="justify"/>
    </style:style>
    <style:style style:name="P220" style:parent-style-name="Normal" style:family="paragraph">
      <style:paragraph-properties fo:text-align="justify"/>
      <style:text-properties fo:color="#4472C4"/>
    </style:style>
    <style:style style:name="P221" style:parent-style-name="Normal" style:family="paragraph">
      <style:paragraph-properties fo:text-align="justify"/>
      <style:text-properties fo:color="#4472C4"/>
    </style:style>
    <style:style style:name="P222" style:parent-style-name="Normal" style:family="paragraph">
      <style:paragraph-properties fo:text-align="justify"/>
    </style:style>
    <style:style style:name="T223" style:parent-style-name="Fuentedepárrafopredeter." style:family="text">
      <style:text-properties fo:color="#4472C4"/>
    </style:style>
    <style:style style:name="T224" style:parent-style-name="Fuentedepárrafopredeter." style:family="text">
      <style:text-properties fo:color="#C00000"/>
    </style:style>
    <style:style style:name="P225" style:parent-style-name="Normal" style:family="paragraph">
      <style:paragraph-properties fo:text-align="justify"/>
      <style:text-properties fo:color="#4472C4"/>
    </style:style>
    <style:style style:name="P226" style:parent-style-name="Normal" style:family="paragraph">
      <style:paragraph-properties fo:text-align="justify"/>
      <style:text-properties fo:color="#4472C4"/>
    </style:style>
    <style:style style:name="P227" style:parent-style-name="Normal" style:family="paragraph">
      <style:paragraph-properties fo:text-align="justify"/>
    </style:style>
    <style:style style:name="P228" style:parent-style-name="Normal" style:family="paragraph">
      <style:paragraph-properties fo:text-align="justify"/>
    </style:style>
    <style:style style:name="P229" style:parent-style-name="Normal" style:family="paragraph">
      <style:paragraph-properties fo:text-align="justify"/>
    </style:style>
    <style:style style:name="T230" style:parent-style-name="Fuentedepárrafopredeter." style:family="text">
      <style:text-properties style:font-name="Times New Roman"/>
    </style:style>
    <style:style style:name="T231" style:parent-style-name="Fuentedepárrafopredeter." style:family="text">
      <style:text-properties style:font-name="Times New Roman"/>
    </style:style>
    <style:style style:name="P232" style:parent-style-name="Normal" style:family="paragraph">
      <style:paragraph-properties fo:text-align="justify"/>
    </style:style>
    <style:style style:name="P233" style:parent-style-name="Normal" style:family="paragraph">
      <style:paragraph-properties fo:text-align="justify"/>
      <style:text-properties fo:color="#4472C4" fo:font-size="10pt" style:font-size-asian="10pt" style:font-size-complex="10pt"/>
    </style:style>
    <style:style style:name="P234" style:parent-style-name="Normal" style:family="paragraph">
      <style:paragraph-properties fo:text-align="justify"/>
    </style:style>
    <style:style style:name="T235" style:parent-style-name="Fuentedepárrafopredeter." style:family="text">
      <style:text-properties fo:color="#4472C4" fo:font-size="10pt" style:font-size-asian="10pt" style:font-size-complex="10pt"/>
    </style:style>
    <style:style style:name="T236" style:parent-style-name="Fuentedepárrafopredeter." style:family="text">
      <style:text-properties fo:color="#C00000" fo:font-size="10pt" style:font-size-asian="10pt" style:font-size-complex="10pt"/>
    </style:style>
    <style:style style:name="P237" style:parent-style-name="Normal" style:family="paragraph">
      <style:paragraph-properties fo:text-align="justify"/>
      <style:text-properties fo:color="#4472C4" fo:font-size="10pt" style:font-size-asian="10pt" style:font-size-complex="10pt"/>
    </style:style>
    <style:style style:name="P238" style:parent-style-name="Normal" style:family="paragraph">
      <style:paragraph-properties fo:text-align="justify"/>
    </style:style>
    <style:style style:name="T239" style:parent-style-name="Fuentedepárrafopredeter." style:family="text">
      <style:text-properties fo:color="#4472C4" fo:font-size="10pt" style:font-size-asian="10pt" style:font-size-complex="10pt"/>
    </style:style>
    <style:style style:name="T240" style:parent-style-name="Fuentedepárrafopredeter." style:family="text">
      <style:text-properties fo:color="#C00000" fo:font-size="10pt" style:font-size-asian="10pt" style:font-size-complex="10pt"/>
    </style:style>
    <style:style style:name="P241" style:parent-style-name="Normal" style:family="paragraph">
      <style:paragraph-properties fo:text-align="justify"/>
      <style:text-properties fo:color="#4472C4" fo:font-size="10pt" style:font-size-asian="10pt" style:font-size-complex="10pt"/>
    </style:style>
    <style:style style:name="P242" style:parent-style-name="Normal" style:family="paragraph">
      <style:paragraph-properties fo:text-align="justify"/>
    </style:style>
    <style:style style:name="T243" style:parent-style-name="Fuentedepárrafopredeter." style:family="text">
      <style:text-properties fo:color="#4472C4" fo:font-size="10pt" style:font-size-asian="10pt" style:font-size-complex="10pt"/>
    </style:style>
    <style:style style:name="P244" style:parent-style-name="Normal" style:family="paragraph">
      <style:paragraph-properties fo:text-align="justify"/>
    </style:style>
    <style:style style:name="P245" style:parent-style-name="Normal" style:family="paragraph">
      <style:paragraph-properties fo:text-align="justify"/>
      <style:text-properties style:font-name="Times New Roman"/>
    </style:style>
    <style:style style:name="P246" style:parent-style-name="Normal" style:family="paragraph">
      <style:paragraph-properties fo:text-align="justify"/>
      <style:text-properties style:font-name="Times New Roman"/>
    </style:style>
    <style:style style:name="P247" style:parent-style-name="Normal" style:family="paragraph">
      <style:paragraph-properties fo:text-align="justify"/>
      <style:text-properties style:font-name="Times New Roman" fo:color="#4472C4" fo:font-size="10pt" style:font-size-asian="10pt" style:font-size-complex="10pt"/>
    </style:style>
    <style:style style:name="P248" style:parent-style-name="Normal" style:family="paragraph">
      <style:paragraph-properties fo:text-align="justify"/>
      <style:text-properties style:font-name="Times New Roman" fo:color="#4472C4" fo:font-size="10pt" style:font-size-asian="10pt" style:font-size-complex="10pt"/>
    </style:style>
    <style:style style:name="P249" style:parent-style-name="Normal" style:family="paragraph">
      <style:paragraph-properties fo:text-align="justify"/>
      <style:text-properties style:font-name="Times New Roman" fo:color="#4472C4" fo:font-size="10pt" style:font-size-asian="10pt" style:font-size-complex="10pt"/>
    </style:style>
    <style:style style:name="P250" style:parent-style-name="Normal" style:family="paragraph">
      <style:paragraph-properties fo:text-align="justify"/>
      <style:text-properties style:font-name="Times New Roman" fo:color="#4472C4" fo:font-size="10pt" style:font-size-asian="10pt" style:font-size-complex="10pt"/>
    </style:style>
    <style:style style:name="P251" style:parent-style-name="Normal" style:family="paragraph">
      <style:paragraph-properties fo:text-align="justify"/>
      <style:text-properties style:font-name="Times New Roman" fo:color="#4472C4" fo:font-size="10pt" style:font-size-asian="10pt" style:font-size-complex="10pt"/>
    </style:style>
    <style:style style:name="P252" style:parent-style-name="Normal" style:family="paragraph">
      <style:paragraph-properties fo:text-align="justify"/>
      <style:text-properties style:font-name="Times New Roman" fo:color="#4472C4" fo:font-size="10pt" style:font-size-asian="10pt" style:font-size-complex="10pt"/>
    </style:style>
    <style:style style:name="P253" style:parent-style-name="Normal" style:family="paragraph">
      <style:paragraph-properties fo:text-align="justify"/>
      <style:text-properties style:font-name="Times New Roman" fo:color="#4472C4" fo:font-size="10pt" style:font-size-asian="10pt" style:font-size-complex="10pt"/>
    </style:style>
    <style:style style:name="P254" style:parent-style-name="Normal" style:family="paragraph">
      <style:paragraph-properties fo:text-align="justify"/>
      <style:text-properties style:font-name="Times New Roman" fo:color="#4472C4"/>
    </style:style>
    <style:style style:name="P255" style:parent-style-name="Normal" style:family="paragraph">
      <style:paragraph-properties fo:text-align="justify"/>
    </style:style>
    <style:style style:name="T256" style:parent-style-name="Fuentedepárrafopredeter." style:family="text">
      <style:text-properties fo:color="#4472C4"/>
    </style:style>
    <style:style style:name="T257" style:parent-style-name="Fuentedepárrafopredeter." style:family="text">
      <style:text-properties fo:color="#4472C4"/>
    </style:style>
    <style:style style:name="T258" style:parent-style-name="Fuentedepárrafopredeter." style:family="text">
      <style:text-properties fo:color="#C00000"/>
    </style:style>
    <style:style style:name="P259" style:parent-style-name="Normal" style:family="paragraph">
      <style:paragraph-properties fo:text-align="justify"/>
      <style:text-properties fo:color="#4472C4"/>
    </style:style>
    <style:style style:name="P260" style:parent-style-name="Normal" style:family="paragraph">
      <style:paragraph-properties fo:text-align="justify"/>
      <style:text-properties fo:color="#4472C4"/>
    </style:style>
    <style:style style:name="P261" style:parent-style-name="Normal" style:family="paragraph">
      <style:paragraph-properties fo:text-align="justify"/>
      <style:text-properties fo:color="#4472C4"/>
    </style:style>
    <style:style style:name="P262" style:parent-style-name="Normal" style:family="paragraph">
      <style:paragraph-properties fo:text-align="justify"/>
      <style:text-properties fo:color="#4472C4"/>
    </style:style>
    <style:style style:name="P263" style:parent-style-name="Normal" style:family="paragraph">
      <style:paragraph-properties fo:text-align="justify"/>
    </style:style>
    <style:style style:name="P264" style:parent-style-name="Normal" style:family="paragraph">
      <style:paragraph-properties fo:text-align="justify"/>
    </style:style>
    <style:style style:name="T265" style:parent-style-name="Fuentedepárrafopredeter." style:family="text">
      <style:text-properties style:font-name="Times New Roman"/>
    </style:style>
    <style:style style:name="T266" style:parent-style-name="Fuentedepárrafopredeter." style:family="text">
      <style:text-properties style:font-name="Times New Roman"/>
    </style:style>
    <style:style style:name="P267"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style:letter-kerning="false" fo:font-size="10pt" style:font-size-asian="10pt" style:font-size-complex="10pt" fo:hyphenate="true"/>
    </style:style>
    <style:style style:name="P268"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 style:parent-style-name="Fuentedepárrafopredeter." style:family="text">
      <style:text-properties style:font-name="Courier New" style:font-name-complex="Courier New" fo:color="#000000" style:letter-kerning="false" fo:font-size="10pt" style:font-size-asian="10pt" style:font-size-complex="10pt"/>
    </style:style>
    <style:style style:name="T270" style:parent-style-name="Fuentedepárrafopredeter." style:family="text">
      <style:text-properties style:font-name="Courier New" style:font-name-complex="Courier New" fo:color="#4472C4" style:letter-kerning="false" fo:font-size="10pt" style:font-size-asian="10pt" style:font-size-complex="10pt"/>
    </style:style>
    <style:style style:name="P271"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4472C4" style:letter-kerning="false" fo:font-size="10pt" style:font-size-asian="10pt" style:font-size-complex="10pt" fo:hyphenate="true"/>
    </style:style>
    <style:style style:name="P272"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4472C4" style:letter-kerning="false" fo:font-size="10pt" style:font-size-asian="10pt" style:font-size-complex="10pt" fo:hyphenate="true"/>
    </style:style>
    <style:style style:name="P273"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4472C4" style:letter-kerning="false" fo:font-size="10pt" style:font-size-asian="10pt" style:font-size-complex="10pt" fo:hyphenate="true"/>
    </style:style>
    <style:style style:name="P274"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4472C4" style:letter-kerning="false" fo:font-size="10pt" style:font-size-asian="10pt" style:font-size-complex="10pt" fo:hyphenate="true"/>
    </style:style>
    <style:style style:name="P275"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4472C4" style:letter-kerning="false" fo:font-size="10pt" style:font-size-asian="10pt" style:font-size-complex="10pt" fo:hyphenate="true"/>
    </style:style>
    <style:style style:name="P276"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4472C4" style:letter-kerning="false" fo:font-size="10pt" style:font-size-asian="10pt" style:font-size-complex="10pt" fo:hyphenate="true"/>
    </style:style>
    <style:style style:name="P277" style:parent-style-name="Normal" style:family="paragraph">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4472C4" style:letter-kerning="false" fo:font-size="10pt" style:font-size-asian="10pt" style:font-size-complex="10pt" fo:hyphenate="true"/>
    </style:style>
    <style:style style:name="P278" style:parent-style-name="Normal" style:family="paragraph">
      <style:paragraph-properties fo:text-align="justify"/>
    </style:style>
    <style:style style:name="P279" style:parent-style-name="Normal" style:family="paragraph">
      <style:paragraph-properties fo:text-align="justify"/>
    </style:style>
    <style:style style:name="T280" style:parent-style-name="Fuentedepárrafopredeter." style:family="text">
      <style:text-properties style:font-name="Times New Roman"/>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T283" style:parent-style-name="Fuentedepárrafopredeter." style:family="text">
      <style:text-properties style:font-name="Times New Roman"/>
    </style:style>
    <style:style style:name="T284" style:parent-style-name="Fuentedepárrafopredeter." style:family="text">
      <style:text-properties style:font-name="Times New Roman"/>
    </style:style>
    <style:style style:name="P285" style:parent-style-name="Normal" style:family="paragraph">
      <style:paragraph-properties fo:text-align="justify"/>
    </style:style>
    <style:style style:name="P286" style:parent-style-name="Normal" style:family="paragraph">
      <style:paragraph-properties fo:text-align="justify"/>
    </style:style>
    <style:style style:name="T287" style:parent-style-name="Fuentedepárrafopredeter." style:family="text">
      <style:text-properties style:font-name="Times New Roman"/>
    </style:style>
    <style:style style:name="T288" style:parent-style-name="Fuentedepárrafopredeter." style:family="text">
      <style:text-properties style:font-name="Times New Roman"/>
    </style:style>
    <style:style style:name="P289" style:parent-style-name="Normal" style:family="paragraph">
      <style:paragraph-properties fo:text-align="justify"/>
    </style:style>
    <style:style style:name="P290" style:parent-style-name="Normal" style:family="paragraph">
      <style:paragraph-properties fo:text-align="justify"/>
    </style:style>
    <style:style style:name="T291" style:parent-style-name="Fuentedepárrafopredeter." style:family="text">
      <style:text-properties style:font-name="Times New Roman"/>
    </style:style>
    <style:style style:name="P292" style:parent-style-name="Normal" style:family="paragraph">
      <style:paragraph-properties fo:text-align="justify"/>
    </style:style>
    <style:style style:name="P293" style:parent-style-name="Normal" style:family="paragraph">
      <style:paragraph-properties fo:text-align="justify"/>
    </style:style>
    <style:style style:name="T294" style:parent-style-name="Fuentedepárrafopredeter." style:family="text">
      <style:text-properties style:font-name="Times New Roman"/>
    </style:style>
    <style:style style:name="P295" style:parent-style-name="Normal" style:family="paragraph">
      <style:paragraph-properties fo:text-align="justify"/>
    </style:style>
    <style:style style:name="P296" style:parent-style-name="Normal" style:family="paragraph">
      <style:paragraph-properties fo:text-align="justify"/>
    </style:style>
    <style:style style:name="T297" style:parent-style-name="Fuentedepárrafopredeter." style:family="text">
      <style:text-properties style:font-name="Times New Roman"/>
    </style:style>
    <style:style style:name="T298" style:parent-style-name="Fuentedepárrafopredeter." style:family="text">
      <style:text-properties style:font-name="Times New Roman"/>
    </style:style>
    <style:style style:name="P299" style:parent-style-name="Normal" style:family="paragraph">
      <style:paragraph-properties fo:text-align="justify"/>
    </style:style>
    <style:style style:name="P300" style:parent-style-name="Normal" style:family="paragraph">
      <style:paragraph-properties fo:text-align="justify"/>
    </style:style>
    <style:style style:name="T301" style:parent-style-name="Fuentedepárrafopredeter." style:family="text">
      <style:text-properties style:font-name="Times New Roman"/>
    </style:style>
    <style:style style:name="P302" style:parent-style-name="Normal" style:family="paragraph">
      <style:paragraph-properties fo:text-align="justify"/>
    </style:style>
    <style:style style:name="P303" style:parent-style-name="Normal" style:family="paragraph">
      <style:paragraph-properties fo:text-align="justify"/>
    </style:style>
    <style:style style:name="T304" style:parent-style-name="Fuentedepárrafopredeter." style:family="text">
      <style:text-properties style:font-name="Times New Roman"/>
    </style:style>
    <style:style style:name="T305" style:parent-style-name="Fuentedepárrafopredeter." style:family="text">
      <style:text-properties style:font-name="Times New Roman"/>
    </style:style>
    <style:style style:name="P306" style:parent-style-name="Normal" style:family="paragraph">
      <style:paragraph-properties fo:text-align="justify"/>
    </style:style>
    <style:style style:name="P307" style:parent-style-name="Normal" style:family="paragraph">
      <style:paragraph-properties fo:text-align="justify"/>
    </style:style>
    <style:style style:name="T308" style:parent-style-name="Fuentedepárrafopredeter." style:family="text">
      <style:text-properties style:font-name="Times New Roman"/>
    </style:style>
    <style:style style:name="T309" style:parent-style-name="Fuentedepárrafopredeter." style:family="text">
      <style:text-properties style:font-name="Times New Roman"/>
    </style:style>
    <style:style style:name="T310" style:parent-style-name="Fuentedepárrafopredeter." style:family="text">
      <style:text-properties style:font-name="Times New Roman"/>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T313" style:parent-style-name="Fuentedepárrafopredeter." style:family="text">
      <style:text-properties style:font-name="Times New Roman"/>
    </style:style>
    <style:style style:name="P314" style:parent-style-name="Normal" style:family="paragraph">
      <style:paragraph-properties fo:text-align="justify"/>
    </style:style>
    <style:style style:name="P315" style:parent-style-name="Normal" style:family="paragraph">
      <style:paragraph-properties fo:text-align="justify"/>
    </style:style>
    <style:style style:name="T316" style:parent-style-name="Fuentedepárrafopredeter." style:family="text">
      <style:text-properties style:font-name="Times New Roman"/>
    </style:style>
    <style:style style:name="T317" style:parent-style-name="Fuentedepárrafopredeter." style:family="text">
      <style:text-properties style:font-name="Times New Roman"/>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T320" style:parent-style-name="Fuentedepárrafopredeter." style:family="text">
      <style:text-properties style:font-name="Times New Roman"/>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T323" style:parent-style-name="Fuentedepárrafopredeter." style:family="text">
      <style:text-properties style:font-name="Times New Roman"/>
    </style:style>
    <style:style style:name="P324" style:parent-style-name="Normal" style:family="paragraph">
      <style:paragraph-properties fo:text-align="justify"/>
    </style:style>
    <style:style style:name="P325" style:parent-style-name="Normal" style:family="paragraph">
      <style:paragraph-properties fo:text-align="justify"/>
    </style:style>
    <style:style style:name="T326" style:parent-style-name="Fuentedepárrafopredeter." style:family="text">
      <style:text-properties style:font-name="Times New Roman"/>
    </style:style>
    <style:style style:name="P327" style:parent-style-name="Normal" style:family="paragraph">
      <style:paragraph-properties fo:text-align="justify"/>
    </style:style>
    <style:style style:name="P328" style:parent-style-name="Normal" style:family="paragraph">
      <style:paragraph-properties fo:text-align="justify"/>
    </style:style>
    <style:style style:name="T329" style:parent-style-name="Fuentedepárrafopredeter." style:family="text">
      <style:text-properties style:font-name="Times New Roman"/>
    </style:style>
    <style:style style:name="T330" style:parent-style-name="Fuentedepárrafopredeter." style:family="text">
      <style:text-properties style:font-name="Times New Roman"/>
    </style:style>
    <style:style style:name="P331" style:parent-style-name="Normal" style:family="paragraph">
      <style:paragraph-properties fo:text-align="justify"/>
    </style:style>
    <style:style style:name="P332" style:parent-style-name="Normal" style:family="paragraph">
      <style:paragraph-properties fo:text-align="justify"/>
    </style:style>
    <style:style style:name="T333" style:parent-style-name="Fuentedepárrafopredeter." style:family="text">
      <style:text-properties style:font-name="Times New Roman"/>
    </style:style>
    <style:style style:name="T334" style:parent-style-name="Fuentedepárrafopredeter." style:family="text">
      <style:text-properties style:font-name="Times New Roman"/>
    </style:style>
    <style:style style:name="P335" style:parent-style-name="Normal" style:family="paragraph">
      <style:paragraph-properties fo:text-align="justify"/>
    </style:style>
    <style:style style:name="P336" style:parent-style-name="Normal" style:family="paragraph">
      <style:paragraph-properties fo:text-align="justify"/>
    </style:style>
    <style:style style:name="T337" style:parent-style-name="Fuentedepárrafopredeter." style:family="text">
      <style:text-properties style:font-name="Times New Roman"/>
    </style:style>
    <style:style style:name="P338" style:parent-style-name="Normal" style:family="paragraph">
      <style:paragraph-properties fo:text-align="justify"/>
    </style:style>
    <style:style style:name="P339" style:parent-style-name="Normal" style:family="paragraph">
      <style:paragraph-properties fo:text-align="justify"/>
    </style:style>
    <style:style style:name="T340" style:parent-style-name="Fuentedepárrafopredeter." style:family="text">
      <style:text-properties style:font-name="Times New Roman"/>
    </style:style>
    <style:style style:name="T341" style:parent-style-name="Fuentedepárrafopredeter." style:family="text">
      <style:text-properties style:font-name="Times New Roman"/>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T344" style:parent-style-name="Fuentedepárrafopredeter." style:family="text">
      <style:text-properties style:font-name="Times New Roman"/>
    </style:style>
    <style:style style:name="P345" style:parent-style-name="Normal" style:family="paragraph">
      <style:paragraph-properties fo:text-align="justify"/>
    </style:style>
    <style:style style:name="P346" style:parent-style-name="Normal" style:family="paragraph">
      <style:paragraph-properties fo:text-align="justify"/>
    </style:style>
    <style:style style:name="T347" style:parent-style-name="Fuentedepárrafopredeter." style:family="text">
      <style:text-properties style:font-name="Times New Roman"/>
    </style:style>
    <style:style style:name="P348" style:parent-style-name="Normal" style:family="paragraph">
      <style:paragraph-properties fo:text-align="justify"/>
    </style:style>
    <style:style style:name="P349" style:parent-style-name="Normal" style:family="paragraph">
      <style:paragraph-properties fo:text-align="justify"/>
    </style:style>
    <style:style style:name="T350" style:parent-style-name="Fuentedepárrafopredeter." style:family="text">
      <style:text-properties style:font-name="Times New Roman"/>
    </style:style>
    <style:style style:name="T351" style:parent-style-name="Fuentedepárrafopredeter." style:family="text">
      <style:text-properties style:font-name="Times New Roman"/>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T354" style:parent-style-name="Fuentedepárrafopredeter." style:family="text">
      <style:text-properties style:font-name="Times New Roman"/>
    </style:style>
    <style:style style:name="P355" style:parent-style-name="Normal" style:family="paragraph">
      <style:paragraph-properties fo:text-align="justify"/>
    </style:style>
  </office:automatic-styles>
  <office:body>
    <office:text text:use-soft-page-breaks="true">
      <text:p text:style-name="P1"><text:span text:style-name="T2"><text:tab/></text:span><text:span text:style-name="T3"><text:tab/>Bases de Datos</text:span></text:p>
      <text:p text:style-name="Normal"/>
      <text:p text:style-name="P4"><text:span text:style-name="T5">Práctica <text:s/>Sentencias Sencillas de SQL</text:span></text:p>
      <text:p text:style-name="P6"/>
      <text:p text:style-name="P7"/>
      <text:p text:style-name="P8"><text:span text:style-name="T9">El siguiente esquema corresponde a una base de datos que mantiene información acerca de los alumnos de una academia de preparación para oposiciones donde se imparten cursos de<text:s/></text:span><text:span text:style-name="T10">diferentes áreas:</text:span></text:p>
      <text:p text:style-name="P11"/>
      <text:p text:style-name="P12"><text:span text:style-name="T13">ALUMNOS<text:s/></text:span><text:span text:style-name="T14">(nombre, apellido1, apellido2,<text:s/></text:span><text:span text:style-name="T15">dni</text:span><text:span text:style-name="T16">, dirección, sexo, fechaNac)</text:span></text:p>
      <text:p text:style-name="P17"/>
      <text:p text:style-name="P18"><text:span text:style-name="T19">CURSOS</text:span><text:span text:style-name="T20"><text:s/>(nombreCurso,<text:s/></text:span><text:span text:style-name="T21">codigoCurso</text:span><text:span text:style-name="T22">, profesor, maxAlumnos, fechaIni, fechaFin, numhoras)</text:span></text:p>
      <text:p text:style-name="P23"/>
      <text:p text:style-name="P24"><text:span text:style-name="T25">PROFESORES<text:s/></text:span><text:span text:style-name="T26">(nombre, apellido1, apellido2,<text:s/></text:span><text:span text:style-name="T27">dni</text:span><text:span text:style-name="T28">, direccion, titulo, sueldo)</text:span></text:p>
      <text:p text:style-name="P29"/>
      <text:p text:style-name="P30"><text:span text:style-name="T31">MAN</text:span><text:span text:style-name="T32">UALES<text:s/></text:span><text:span text:style-name="T33">(</text:span><text:span text:style-name="T34">referencia</text:span><text:span text:style-name="T35">, titulo, autor, fechaPub, precio)</text:span></text:p>
      <text:p text:style-name="P36"/>
      <text:p text:style-name="P37"><text:span text:style-name="T38">OPOSICIONES<text:s/></text:span><text:span text:style-name="T39">(nombre,<text:s/></text:span><text:span text:style-name="T40">código</text:span><text:span text:style-name="T41">, fecExam, organismo, plazas, categoria)</text:span></text:p>
      <text:p text:style-name="P42"/>
      <text:p text:style-name="P43"><text:span text:style-name="T44">MATRICULAS<text:s/></text:span><text:span text:style-name="T45">(</text:span><text:span text:style-name="T46">dniAlumno</text:span><text:span text:style-name="T47">,<text:s/></text:span><text:span text:style-name="T48">codCurso</text:span><text:span text:style-name="T49">, pruebaA, pruebaB, tipo, inscripcion)</text:span></text:p>
      <text:p text:style-name="P50"/>
      <text:p text:style-name="P51"><text:span text:style-name="T52">CURSO_OPOSICION<text:s/></text:span><text:span text:style-name="T53">(</text:span><text:span text:style-name="T54">codCurso</text:span><text:span text:style-name="T55">,<text:s/></text:span><text:span text:style-name="T56">codOposicion</text:span><text:span text:style-name="T57">)</text:span></text:p>
      <text:p text:style-name="P58"/>
      <text:p text:style-name="P59"><text:span text:style-name="T60">CURSO_MANUAL<text:s/></text:span><text:span text:style-name="T61">(</text:span><text:span text:style-name="T62">codCurso</text:span><text:span text:style-name="T63">,<text:s/></text:span><text:span text:style-name="T64">referencia</text:span><text:span text:style-name="T65">)</text:span></text:p>
      <text:p text:style-name="P66"/>
      <text:p text:style-name="P67"/>
      <text:p text:style-name="P68"><text:span text:style-name="T69">1.- Crea las tablas considerando que las claves primarias son los campos que se encuentran subrayados y, además, tenemos las siguientes condiciones:</text:span></text:p>
      <text:p text:style-name="P70"/>
      <text:p text:style-name="P71"><text:span text:style-name="T72">En la tabla OPOSICION la categoría será un carácter entre la 'A' y l</text:span><text:span text:style-name="T73">a 'E'.</text:span></text:p>
      <text:p text:style-name="P74"/>
      <text:p text:style-name="P75"><text:span text:style-name="T76">En los campos prueba1 y prueba2 de la tabla MATRICULAS se guardan calificaciones numéricas que estarán entre 0 y 50. El tipo de matricula puede ser 'Oficial' o 'Libre'. El campo inscripción es de tipo Fecha.</text:span></text:p>
      <text:p text:style-name="P77"/>
      <text:p text:style-name="P78"/>
      <text:p text:style-name="P79">2.- Obtener el nombre de los cursos de<text:s/>más de 300 horas y que admiten a más de 100 alumnos.</text:p>
      <text:p text:style-name="P80"/>
      <text:p text:style-name="P81">SELECT NOMBRECURSO</text:p>
      <text:p text:style-name="P82">FROM CURSOS</text:p>
      <text:p text:style-name="P83">WHERE NUMHORAS &gt; 300 AND MAXALUMNOS&gt;100;</text:p>
      <text:p text:style-name="P84"/>
      <text:p text:style-name="P85"/>
      <text:p text:style-name="P86">3.- Obtener el nombre, código, fecha de inicio, fecha final y horas de todos los cursos que se imparten en la<text:s/>academia, ordenados alfabéticamente por nombre.</text:p>
      <text:p text:style-name="P87"/>
      <text:p text:style-name="P88">SELECT NOMBRECURSO, CODIGOCURSO, FECHAINI, FECHAFIN, NUMHORAS</text:p>
      <text:p text:style-name="P89">FROM CURSOS</text:p>
      <text:p text:style-name="P90">ORDER BY NOMBRECURSO;</text:p>
      <text:p text:style-name="P91"/>
      <text:p text:style-name="P92"/>
      <text:p text:style-name="P93"/>
      <text:p text:style-name="P94"/>
      <text:p text:style-name="P95">4.- Mostrar toda la información de los cursos que comienzan en el mes de Mayo, incluyendo Nombre, Código, DNI del profesor, número máximo de alumnos, fecha de inicio, fecha final y número de horas.</text:p>
      <text:p text:style-name="P96"/>
      <text:p text:style-name="P97">SELECT *</text:p>
      <text:p text:style-name="P98">FROM CURSOS</text:p>
      <text:p text:style-name="P99">WHERE TO_CHAR (FECHAINI, 'MM')=05;</text:p>
      <text:p text:style-name="P100"/>
      <text:p text:style-name="P101">SELECT *</text:p>
      <text:soft-page-break/>
      <text:p text:style-name="P102">FROM CURSOS</text:p>
      <text:p text:style-name="P103">WHERE EXTRACT (MONTH FROM FECHAINI)=5;</text:p>
      <text:p text:style-name="P104"/>
      <text:p text:style-name="P105">5.- Mostrar el nombre de la oposición y la<text:s/>categoría de las oposiciones de categoría A, B o C.</text:p>
      <text:p text:style-name="P106"/>
      <text:p text:style-name="P107">SELECT NOMBRE<text:s/></text:p>
      <text:p text:style-name="P108">FROM OPOSICIONES</text:p>
      <text:p text:style-name="P109">WHERE CATEGORIA IN ('A','B','C');</text:p>
      <text:p text:style-name="P110"/>
      <text:p text:style-name="P111">6.- Mostrar los nombres completos de los profesores con el título que poseen.</text:p>
      <text:p text:style-name="P112"/>
      <text:p text:style-name="P113">SELECT CONCAT (NOMBRE, CONCAT (' ', CONCAT(APELLIDO1, CONCAT(' ', APELLIDO2)))) "NOMBRE COMPLETO" , TITULO</text:p>
      <text:p text:style-name="P114">FROM PROFESORES;</text:p>
      <text:p text:style-name="P115"/>
      <text:p text:style-name="P116">7.- Obtener un listado con el nombre completo de los alumnos con matricula oficial, el nombre del curso en el que están matriculados y la fecha de inscripción a dicho curso.</text:p>
      <text:p text:style-name="P117"/>
      <text:p text:style-name="P118">SELECT NOMBRE, APELLIDO1, APELLIDO2, NOMBRECURSO, INSCRIPCION</text:p>
      <text:p text:style-name="P119">FROM ALUMNOS A,CURSOS C, MATRICULAS M</text:p>
      <text:p text:style-name="P120">WHERE (A.DNI=M.DNIALUMNO) AND (M.CODCURSO=C.CODIGOCURSO) AND UPPER (M.TIPO)='OFICIAL';</text:p>
      <text:p text:style-name="P121"/>
      <text:p text:style-name="P122">8.- Relación de los cursos que sirven para preparar la oposición llamada 'Maestros de Primaria' junto con el nombre del profesor que lo imparte.</text:p>
      <text:p text:style-name="P123"/>
      <text:p text:style-name="P124">SELECT C.NOMBRECURSO, P.NOMBRE, O.NOMBRE</text:p>
      <text:p text:style-name="P125">FROM CURSOS C, PROFESORES P, CURSOOPOSICION CO, OPOSICIONES O</text:p>
      <text:p text:style-name="P126">WHERE C.PROFESOR=P.DNI AND CO.CODOPOSICION=O.CODIGO AND<text:s/>CO.CODCURSO=C.CODIGOCURSO AND UPPER(O.NOMBRE) LIKE 'MAESTROS DE PRIMARIA';</text:p>
      <text:p text:style-name="P127"/>
      <text:p text:style-name="P128">9.- Listado de las oposiciones a las que se puede acceder, recibiendo los cursos que imparte el profesor 'Manuel López García'.</text:p>
      <text:p text:style-name="P129"/>
      <text:p text:style-name="P130">SELECT O.NOMBRE,<text:s/>C.NOMBRECURSO,P.NOMBRE</text:p>
      <text:p text:style-name="P131">FROM OPOSICIONES O, CURSOS C, PROFESORES P, CURSOOPOSICION CO</text:p>
      <text:p text:style-name="P132">WHERE O.CODIGO=CO.CODOPOSICION AND CO.CODCURSO=C.CODIGOCURSO AND C.PROFESOR=P.DNI<text:s/></text:p>
      <text:p text:style-name="P133">AND UPPER (P.NOMBRE) LIKE 'MANUEL' AND UPPER(P.APELLIDO1) LIKE 'L_PEZ' AND UPPER(P.APELLIDO2) LIKE 'GARC_A';</text:p>
      <text:p text:style-name="P134"/>
      <text:p text:style-name="P135"/>
      <text:p text:style-name="P136"/>
      <text:p text:style-name="P137"/>
      <text:p text:style-name="P138"/>
      <text:p text:style-name="P139">10.- Titulo y precio de los manuales recomendados para el curso 'Función Pública'.</text:p>
      <text:p text:style-name="P140"/>
      <text:p text:style-name="P141">SELECT M.TITULO, M.PRECIO</text:p>
      <text:p text:style-name="P142">FROM MANUALES M, CURSOMANUAL CM, CURSOS C</text:p>
      <text:p text:style-name="P143">WHERE M.REFERENCIA = CM.REFERENCIA AND CM.CODCURSO=C.CODIGOCURSO AND UPPER (C.NOMBRECURSO) LIKE 'FUNCI_N%P_BLICA';</text:p>
      <text:p text:style-name="P144"/>
      <text:p text:style-name="P145"><text:span text:style-name="T146">11.- Obtener un listado con los alumnos más jóvenes que 'Luisa Sánchez Donoso'.</text:span></text:p>
      <text:p text:style-name="P147"/>
      <text:p text:style-name="P148">SELECT NOMBRE, APELLIDO1, APELLIDO2</text:p>
      <text:p text:style-name="P149">FROM ALUMNOS<text:s/></text:p>
      <text:p text:style-name="P150">WHERE FECHANAC &gt; (SELECT FECHANAC</text:p>
      <text:p text:style-name="P151"><text:s text:c="20"/>FROM ALUMNOS<text:s/></text:p>
      <text:p text:style-name="P152"><text:s text:c="19"/><text:s/>WHERE UPPER(NOMBRE) LIKE 'LUISA' AND UPPER(APELLIDO1) LIKE 'S_NCHEZ' AND UPPER (APELLIDO2) LIKE ('DONOSO'));</text:p>
      <text:p text:style-name="P153"/>
      <text:p text:style-name="P154"><text:span text:style-name="T155">12.- Obtener el nombre de los cursos en los que hay más alumnos matriculados que en el curso<text:s/></text:span><text:span text:style-name="T156">más numeroso<text:s/></text:span><text:span text:style-name="T157">del profesor 'Manuel López García'.</text:span></text:p>
      <text:p text:style-name="P158"/>
      <text:p text:style-name="P159">select nombrecurso</text:p>
      <text:p text:style-name="P160">from cursos c, matriculas m</text:p>
      <text:p text:style-name="P161">where c.codigocurso = m.codcurso</text:p>
      <text:p text:style-name="P162">group by c.nombrecurso</text:p>
      <text:p text:style-name="P163">having count(*) &gt; (select max(count(*))</text:p>
      <text:p text:style-name="P164"><text:tab/><text:s text:c="2"/><text:tab/><text:tab/><text:s text:c="3"/>from matriculas</text:p>
      <text:p text:style-name="P165"><text:tab/><text:tab/><text:tab/><text:s text:c="3"/>where codcurso in (select codigocurso<text:s/></text:p>
      <text:p text:style-name="P166"><text:tab/><text:tab/><text:tab/><text:s/><text:tab/><text:s text:c="2"/><text:tab/><text:s text:c="6"/>from cursos</text:p>
      <text:p text:style-name="P167"><text:tab/><text:tab/><text:tab/><text:tab/><text:tab/><text:s text:c="6"/>where profesor =<text:s/></text:p>
      <text:p text:style-name="P168"><text:tab/><text:tab/><text:tab/><text:tab/><text:tab/><text:tab/><text:tab/>(select dni</text:p>
      <text:p text:style-name="P169"><text:tab/><text:tab/><text:tab/><text:tab/><text:tab/><text:tab/><text:tab/><text:s/>from profesores</text:p>
      <text:p text:style-name="P170"><text:tab/><text:tab/><text:tab/><text:tab/><text:s text:c="8"/><text:tab/><text:tab/><text:tab/><text:tab/><text:tab/><text:tab/><text:tab/>where nombre = 'Manuel'<text:s/></text:p>
      <text:p text:style-name="P171"><text:tab/><text:tab/><text:tab/><text:tab/>and apellido1='Lopez'</text:p>
      <text:p text:style-name="P172"><text:s text:c="48"/>and apellido2='Garcia'))</text:p>
      <text:p text:style-name="P173"><text:tab/><text:s/><text:tab/><text:tab/><text:s text:c="3"/>group by codcurso);</text:p>
      <text:p text:style-name="P174"/>
      <text:p text:style-name="P175"/>
      <text:p text:style-name="P176"><text:span text:style-name="T177">13.- Obtener el nombre<text:s/></text:span><text:span text:style-name="T178">completo de los profesores que impartan cursos con un número de horas mayor que alguno de los cursos impartidos por el profesor 'Manuel López García'.</text:span></text:p>
      <text:p text:style-name="P179"/>
      <text:p text:style-name="P180"><text:span text:style-name="T181"><text:tab/></text:span><text:span text:style-name="T182">select nombre||' '||apellido1||' '||apellido2</text:span></text:p>
      <text:p text:style-name="P183"><text:tab/>from profesores</text:p>
      <text:p text:style-name="P184"><text:tab/>where dni in (select profesor<text:s/></text:p>
      <text:p text:style-name="P185"><text:tab/><text:tab/><text:s text:c="6"/>from cursos</text:p>
      <text:p text:style-name="P186"><text:span text:style-name="T187"><text:tab/></text:span><text:span text:style-name="T188"><text:tab/><text:s text:c="6"/>where numhoras &gt; (select<text:s/></text:span><text:span text:style-name="T189">min</text:span><text:span text:style-name="T190">(numhoras)</text:span></text:p>
      <text:p text:style-name="P191"><text:tab/><text:tab/><text:tab/><text:tab/><text:s text:c="7"/><text:tab/>from cursos</text:p>
      <text:p text:style-name="P192"><text:tab/><text:tab/><text:s/><text:tab/><text:tab/><text:s text:c="7"/><text:tab/>where profesor = (select dni</text:p>
      <text:p text:style-name="P193"><text:tab/><text:tab/><text:s text:c="3"/><text:tab/><text:s text:c="10"/><text:tab/><text:tab/><text:tab/><text:s text:c="2"/>from profesores</text:p>
      <text:p text:style-name="P194"><text:tab/><text:tab/><text:tab/><text:tab/><text:s text:c="2"/><text:tab/><text:tab/><text:s text:c="2"/>where nombre = 'Manuel' and apellido1='Lopez'</text:p>
      <text:p text:style-name="P195"><text:s text:c="24"/><text:tab/><text:tab/><text:tab/><text:s text:c="5"/><text:s text:c="4"/><text:tab/><text:tab/><text:s/>and apellido2='Garcia')));<text:s/></text:p>
      <text:p text:style-name="P196"/>
      <text:p text:style-name="P197">14.- Obtener los nombres de los cursos impartidos por el profesor 'Luis Pérez Sánchez' que sirvan para la oposición 'Funcionario de Prisiones'.</text:p>
      <text:p text:style-name="P198"/>
      <text:p text:style-name="P199">SELECT NOMBRECURSO<text:s/></text:p>
      <text:p text:style-name="P200">FROM CURSOS<text:s/></text:p>
      <text:p text:style-name="P201">WHERE PROFESOR = (SELECT DNI<text:s/></text:p>
      <text:p text:style-name="P202"><text:s text:c="19"/><text:tab/><text:tab/><text:s/>FROM PROFESORES<text:s/></text:p>
      <text:p text:style-name="P203"><text:span text:style-name="T204">WHERE UPPER (NOMBRE)='LUIS' AND UPPER (APELLIDO1)= 'P_REZ' AND UPPER (APELLIDO2) = 'S_NCHEZ'</text:span><text:span text:style-name="T205">) <text:s text:c="2"/></text:span><text:span text:style-name="T206"><text:s text:c="11"/>AND CODIGOCURSO IN (SELECT CODCURSO<text:s/></text:span></text:p>
      <text:p text:style-name="P207"><text:s text:c="58"/>FROM CURSOOPOSICION<text:s/></text:p>
      <text:p text:style-name="P208"><text:s text:c="60"/>WHERE CODOPOSICION = (SELECT CODIGO<text:s/></text:p>
      <text:p text:style-name="P209"><text:s text:c="113"/>FROM OPOSICIONES</text:p>
      <text:p text:style-name="P210"><text:span text:style-name="T211"><text:s text:c="23"/></text:span><text:span text:style-name="T212"><text:s text:c="65"/>WHERE UPPER (NOMBRE) = 'FUNCIONARIO DE PRISIONES'</text:span><text:span text:style-name="T213">));</text:span></text:p>
      <text:p text:style-name="P214"/>
      <text:p text:style-name="P215">HACERLO CON JOIN</text:p>
      <text:p text:style-name="P216"/>
      <text:p text:style-name="P217"><text:span text:style-name="T218">15.- Obtener el nombre y los apellidos de los alumnos que no se han matriculado por libre en ningún curso.</text:span></text:p>
      <text:p text:style-name="P219"/>
      <text:p text:style-name="P220">SELECT NOMBRE ||' ' || APELLIDO1 ||' ' || APELLIDO2</text:p>
      <text:p text:style-name="P221">FROM ALUMNOS</text:p>
      <text:p text:style-name="P222"><text:span text:style-name="T223">WHERE DNI <text:s/>IN (SELECT DNIALUMNO<text:s/></text:span><text:span text:style-name="T224"><text:s/></text:span></text:p>
      <text:p text:style-name="P225"><text:s text:c="16"/>FROM MATRICULAS<text:s/></text:p>
      <text:p text:style-name="P226"><text:s text:c="16"/>WHERE UPPER (TIPO) &lt;&gt; 'LIBRE');</text:p>
      <text:p text:style-name="P227"/>
      <text:p text:style-name="P228"/>
      <text:p text:style-name="P229"><text:span text:style-name="T230">16.- Obtener nombre, apellidos, sueldo y título de aquellos profesores que<text:s/></text:span><text:span text:style-name="T231">tienen un sueldo mayor que el de alguno de sus compañeros de titulación.</text:span></text:p>
      <text:p text:style-name="P232"/>
      <text:p text:style-name="P233">SELECT NOMBRE ||' '|| APELLIDO1||' '|| APELLIDO2, SUELDO, TITULO</text:p>
      <text:p text:style-name="P234"><text:span text:style-name="T235">FROM PROFESORES<text:s/></text:span><text:span text:style-name="T236">P1</text:span></text:p>
      <text:p text:style-name="P237">WHERE SUELDO &gt;(SELECT MIN(SUELDO)</text:p>
      <text:p text:style-name="P238"><text:span text:style-name="T239"><text:s text:c="16"/>FROM PROFESORES<text:s/></text:span><text:span text:style-name="T240">P2</text:span></text:p>
      <text:p text:style-name="P241"><text:s text:c="16"/>WHERE P2.TITULO=P1.TITULO);</text:p>
      <text:p text:style-name="P242"><text:span text:style-name="T243"><text:s text:c="16"/></text:span></text:p>
      <text:p text:style-name="P244"/>
      <text:p text:style-name="P245">17.- Obtener nombre y apellido de los profesores que imparten algún curso de más de 100 horas pero no imparten ningún curso de menos de 50 alumnos.</text:p>
      <text:p text:style-name="P246"/>
      <text:p text:style-name="P247">SELECT NOMBRE, APELLIDO1</text:p>
      <text:p text:style-name="P248">FROM PROFESORES</text:p>
      <text:p text:style-name="P249">WHERE DNI IN (SELECT PROFESOR<text:s/></text:p>
      <text:p text:style-name="P250"><text:s text:c="16"/>FROM CURSOS</text:p>
      <text:p text:style-name="P251"><text:s text:c="16"/>WHERE NUMHORAS &gt; 100) AND DNI NOT IN (SELECT PROFESOR<text:s/></text:p>
      <text:p text:style-name="P252"><text:s text:c="56"/>FROM CURSOS</text:p>
      <text:p text:style-name="P253"><text:s text:c="56"/>WHERE MAXALUMNOS&lt;50);</text:p>
      <text:p text:style-name="P254"/>
      <text:p text:style-name="P255"><text:span text:style-name="T256">SELECT NOMBRE, APELLIDO1</text:span><text:span text:style-name="T257">—</text:span><text:span text:style-name="T258">ESTE LO HE HECHO YO, SALE LO MISMO, PERO NO SE SI ESTA BIEN<text:s/></text:span></text:p>
      <text:p text:style-name="P259">FROM PROFESORES</text:p>
      <text:p text:style-name="P260">WHERE DNI IN (SELECT PROFESOR<text:s/></text:p>
      <text:p text:style-name="P261"><text:s text:c="16"/>FROM CURSOS</text:p>
      <text:p text:style-name="P262"><text:s text:c="16"/>WHERE NUMHORAS &gt; 100 AND MAXALUMNOS&gt;=50);</text:p>
      <text:p text:style-name="P263"/>
      <text:p text:style-name="P264"><text:span text:style-name="T265">18.- Mostrar el nombre de las<text:s/></text:span><text:span text:style-name="T266">oposiciones que son de la misma categoría pero distinto organismo que la oposición con código 'C-512'.</text:span></text:p>
      <text:p text:style-name="P267"><text:line-break/></text:p>
      <text:p text:style-name="P268"><text:span text:style-name="T269"><text:tab/></text:span><text:span text:style-name="T270">select nombre</text:span></text:p>
      <text:p text:style-name="P271"><text:tab/>from oposiciones</text:p>
      <text:p text:style-name="P272"><text:tab/>where categoria = (select categoria</text:p>
      <text:p text:style-name="P273"><text:tab/><text:tab/><text:tab/><text:s text:c="3"/>from oposiciones</text:p>
      <text:p text:style-name="P274"><text:tab/><text:tab/><text:tab/><text:s text:c="3"/>where codigo='C-512')</text:p>
      <text:p text:style-name="P275"><text:tab/>and organismo != <text:s/>(select organismo</text:p>
      <text:p text:style-name="P276"><text:tab/><text:tab/><text:tab/><text:s text:c="3"/>from oposiciones</text:p>
      <text:p text:style-name="P277"><text:tab/><text:tab/><text:tab/><text:s text:c="3"/>where codigo='C-512');</text:p>
      <text:p text:style-name="P278"/>
      <text:p text:style-name="P279"><text:span text:style-name="T280">19.- Obtener el nombre y apellidos de los alumnos que solo se han presentado a una de las pruebas en algún curso.</text:span></text:p>
      <text:p text:style-name="P281"/>
      <text:p text:style-name="P282"><text:span text:style-name="T283">20.- Nombre de todos los cursos junto</text:span><text:span text:style-name="T284"><text:s/>con el código de las oposiciones para las que están destinados.</text:span></text:p>
      <text:p text:style-name="P285"/>
      <text:p text:style-name="P286"><text:span text:style-name="T287">21.- Obtener un listado con el nombre completo de los alumnos matriculados en el curso 'Función Pública' junto con sus notas en ambas pruebas siempre que su media entre las dos supere los 25</text:span><text:span text:style-name="T288"><text:s/>puntos.</text:span></text:p>
      <text:p text:style-name="P289"/>
      <text:p text:style-name="P290"><text:span text:style-name="T291">22.- Mostrar el nombre y los apellidos de los alumnos que tengan más de 31 años.</text:span></text:p>
      <text:p text:style-name="P292"/>
      <text:p text:style-name="P293"><text:span text:style-name="T294">23.- Mostrar para cada curso su nombre y el número máximo de alumnos si admitiésemos un 25% más de los permitidos.</text:span></text:p>
      <text:p text:style-name="P295"/>
      <text:p text:style-name="P296"><text:span text:style-name="T297">24.- Obtener el nombre y los apellidos de todos<text:s/></text:span><text:span text:style-name="T298">los alumnos cuyo primer apellido empiece por la letra 'P'.</text:span></text:p>
      <text:p text:style-name="P299"/>
      <text:p text:style-name="P300"><text:span text:style-name="T301">25.- Obtener el nombre y los apellidos junto a la fecha de nacimiento de todos los alumnos nacidos en el mes de abril.</text:span></text:p>
      <text:p text:style-name="P302"/>
      <text:p text:style-name="P303"><text:span text:style-name="T304">26.- Mostrar una relación de los cursos que comienzan en el mes de<text:s/></text:span><text:span text:style-name="T305">septiembre, junto con el nombre y apellidos del profesor que lo imparte y la fecha de inicio del mismo.</text:span></text:p>
      <text:p text:style-name="P306"/>
      <text:p text:style-name="P307"><text:span text:style-name="T308">27.-Nombre completo de los alumnos y puntuación media (entre las dos pruebas) de aquellos que hayan sacado más de<text:s/></text:span><text:soft-page-break/><text:span text:style-name="T309">20 puntos de media en el curso 'La Co</text:span><text:span text:style-name="T310">nstitución'.</text:span></text:p>
      <text:p text:style-name="P311"/>
      <text:p text:style-name="P312"><text:span text:style-name="T313">28.- Nombre completo de todas las personas (alumnos y profesores) que hay en la academia, ordenados alfabéticamente por apellidos.</text:span></text:p>
      <text:p text:style-name="P314"/>
      <text:p text:style-name="P315"><text:span text:style-name="T316">29.- Obtener el nombre y los apellidos de todos los profesores, junto con el nombre de los cursos que imparten</text:span><text:span text:style-name="T317"><text:s/>(o en blanco si no imparten ningún curso)</text:span></text:p>
      <text:p text:style-name="P318"/>
      <text:p text:style-name="P319"><text:span text:style-name="T320">30.- Número de alumnos matriculados en el curso 'La Constitución'.</text:span></text:p>
      <text:p text:style-name="P321"/>
      <text:p text:style-name="P322"><text:span text:style-name="T323">31.- Número de alumnos nacidos en 1970.</text:span></text:p>
      <text:p text:style-name="P324"/>
      <text:p text:style-name="P325"><text:span text:style-name="T326">32.- Nombre del curso con más horas.</text:span></text:p>
      <text:p text:style-name="P327"/>
      <text:p text:style-name="P328"><text:span text:style-name="T329">33.- Obtener el nombre completo de los alumnos junto con el curso</text:span><text:span text:style-name="T330"><text:s/>y la nota obtenida en la prueba 1 de aquellos que han obtenido la nota más alta en dicha prueba en cada curso.</text:span></text:p>
      <text:p text:style-name="P331"/>
      <text:p text:style-name="P332"><text:span text:style-name="T333">34.- Número total de alumnos matriculados en los cursos que imparte 'Luis Pérez Sánchez', así como la nota máxima y la mínima calificada por es</text:span><text:span text:style-name="T334">te profesor en la prueba 1 de cualquier curso.</text:span></text:p>
      <text:p text:style-name="P335"/>
      <text:p text:style-name="P336"><text:span text:style-name="T337">35.- Obtener un listado con el nombre de los profesores junto con el número total de alumnos que tienen matriculados en sus cursos.</text:span></text:p>
      <text:p text:style-name="P338"/>
      <text:p text:style-name="P339"><text:span text:style-name="T340">36.- Obtener la nota mínima, máxima y media en las pruebas 1 y 2 obtenidas<text:s/></text:span><text:span text:style-name="T341">en todos los cursos agrupadas por sexos.</text:span></text:p>
      <text:p text:style-name="P342"/>
      <text:p text:style-name="P343"><text:span text:style-name="T344">37.- Nombre, apellidos y número de cursos de los profesores que imparten mayor número de cursos.</text:span></text:p>
      <text:p text:style-name="P345"/>
      <text:p text:style-name="P346"><text:span text:style-name="T347">38.- Nombre de las oposiciones que necesitan tres o más cursos.</text:span></text:p>
      <text:p text:style-name="P348"/>
      <text:p text:style-name="P349"><text:span text:style-name="T350">39.- Obtener el nombre y apellidos de los profesore</text:span><text:span text:style-name="T351">s que imparten cursos que suman más horas que todos los cursos de 'Luis Pérez Sánchez'.</text:span></text:p>
      <text:p text:style-name="P352"/>
      <text:p text:style-name="P353"><text:span text:style-name="T354">40.- Obtener el nombre y los apellidos de los profesores que dan menos horas.</text:span></text:p>
      <text:p text:style-name="P3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TMLconformatoprevio" style:display-name="HTML con formato previo" style:family="paragraph" style:parent-style-name="Normal">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fo:hyphenate="true"/>
    </style:style>
    <style:style style:name="HTMLconformatoprevioCar" style:display-name="HTML con formato previo Car" style:family="text" style:parent-style-name="Fuentedepárrafopredeter.">
      <style:text-properties style:font-name="Courier New" style:font-name-complex="Courier New"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quel Garcia</meta:initial-creator>
    <dc:creator>raquel Garcia</dc:creator>
    <meta:creation-date>2020-02-04T16:31:00Z</meta:creation-date>
    <dc:date>2020-02-11T11:22:00Z</dc:date>
    <meta:template xlink:href="Normal" xlink:type="simple"/>
    <meta:editing-cycles>11</meta:editing-cycles>
    <meta:editing-duration>PT26760S</meta:editing-duration>
    <meta:document-statistic meta:page-count="5" meta:paragraph-count="20" meta:word-count="1604" meta:character-count="10407" meta:row-count="73" meta:non-whitespace-character-count="8823"/>
  </office:meta>
</office:document-meta>
</file>